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loext:graphic-properties draw:fill="solid" draw:fill-color="#fffffe"/>
      <style:paragraph-properties fo:line-height="135%" fo:background-color="#fffffe"/>
    </style:style>
    <style:style style:name="P4" style:family="paragraph" style:parent-style-name="Standard">
      <loext:graphic-properties draw:fill="solid" draw:fill-color="#fffffe"/>
      <style:paragraph-properties fo:line-height="150%" fo:background-color="#fffffe"/>
    </style:style>
    <style:style style:name="P5" style:family="paragraph" style:parent-style-name="Standard">
      <loext:graphic-properties draw:fill="solid" draw:fill-color="#fffffe"/>
      <style:paragraph-properties fo:line-height="150%" fo:background-color="#fffffe"/>
      <style:text-properties fo:color="#3c4043" style:font-name="Roboto Mono" fo:font-size="10pt" style:font-name-asian="Roboto Mono1" style:font-size-asian="10pt" style:font-name-complex="Roboto Mono1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color="#222222" style:font-name="Roboto" fo:font-size="10.5pt" style:font-name-asian="Roboto1" style:font-size-asian="10.5pt" style:font-name-complex="Roboto1" style:font-size-complex="10.5pt" fo:background-color="#ffffff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fo:color="#222222"/>
    </style:style>
    <style:style style:name="P9" style:family="paragraph" style:parent-style-name="Standard">
      <loext:graphic-properties draw:fill="solid" draw:fill-color="#ffffff"/>
      <style:paragraph-properties fo:background-color="#ffffff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list-style-name="WWNum6">
      <style:paragraph-properties fo:margin-left="1in" fo:margin-right="0in" fo:text-indent="-0.25in" style:auto-text-indent="false"/>
    </style:style>
    <style:style style:name="P22" style:family="paragraph" style:parent-style-name="Standard" style:list-style-name="WWNum9">
      <style:paragraph-properties fo:margin-left="1in" fo:margin-right="0in" fo:text-indent="-0.25in" style:auto-text-indent="false"/>
    </style:style>
    <style:style style:name="P23" style:family="paragraph" style:parent-style-name="Standard" style:list-style-name="WWNum5">
      <style:paragraph-properties fo:margin-left="1in" fo:margin-right="0in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text-indent="-0.25in" style:auto-text-indent="false"/>
    </style:style>
    <style:style style:name="P25" style:family="paragraph" style:parent-style-name="Standard" style:list-style-name="WWNum2">
      <style:paragraph-properties fo:margin-left="1in" fo:margin-right="0in" fo:text-indent="-0.25in" style:auto-text-indent="false"/>
    </style:style>
    <style:style style:name="P26" style:family="paragraph" style:parent-style-name="Standard" style:list-style-name="WWNum8">
      <style:paragraph-properties fo:margin-left="1in" fo:margin-right="0in" fo:text-indent="-0.25in" style:auto-text-indent="false"/>
    </style:style>
    <style:style style:name="P27" style:family="paragraph" style:parent-style-name="Standard" style:list-style-name="WWNum7">
      <style:paragraph-properties fo:margin-left="1in" fo:margin-right="0in" fo:text-indent="-0.25in" style:auto-text-indent="false"/>
    </style:style>
    <style:style style:name="P28" style:family="paragraph" style:parent-style-name="Standard" style:list-style-name="WWNum3">
      <style:paragraph-properties fo:margin-left="1in" fo:margin-right="0in" fo:text-indent="-0.25in" style:auto-text-indent="false"/>
    </style:style>
    <style:style style:name="P29" style:family="paragraph" style:parent-style-name="Standard" style:list-style-name="WWNum4">
      <style:paragraph-properties fo:margin-left="1in" fo:margin-right="0in" fo:text-indent="-0.25in" style:auto-text-indent="false"/>
    </style:style>
    <style:style style:name="P30" style:family="paragraph" style:parent-style-name="Standard" style:list-style-name="WWNum5">
      <style:paragraph-properties fo:margin-left="1.5in" fo:margin-right="0in" fo:text-indent="-0.25in" style:auto-text-indent="false"/>
    </style:style>
    <style:style style:name="P31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32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33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34" style:family="paragraph" style:parent-style-name="Standard">
      <style:paragraph-properties fo:text-align="center" style:justify-single-word="false" fo:break-before="page"/>
    </style:style>
    <style:style style:name="P3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font-name="Roboto" fo:font-size="10.5pt" style:text-underline-style="solid" style:text-underline-width="auto" style:text-underline-color="font-color" style:font-name-asian="Roboto1" style:font-size-asian="10.5pt" style:font-name-complex="Roboto1" style:font-size-complex="10.5pt" fo:background-color="#ffffff"/>
    </style:style>
    <style:style style:name="T8" style:family="text">
      <style:text-properties fo:color="#185abc" style:font-name="Roboto Mono" fo:font-size="10pt" style:font-name-asian="Roboto Mono1" style:font-size-asian="10pt" style:font-name-complex="Roboto Mono1" style:font-size-complex="10pt"/>
    </style:style>
    <style:style style:name="T9" style:family="text">
      <style:text-properties fo:color="#3c4043" style:font-name="Roboto Mono" fo:font-size="10pt" style:font-name-asian="Roboto Mono1" style:font-size-asian="10pt" style:font-name-complex="Roboto Mono1" style:font-size-complex="10pt"/>
    </style:style>
    <style:style style:name="T10" style:family="text">
      <style:text-properties fo:color="#202124" style:font-name="Roboto Mono" fo:font-size="10pt" style:font-name-asian="Roboto Mono1" style:font-size-asian="10pt" style:font-name-complex="Roboto Mono1" style:font-size-complex="10pt"/>
    </style:style>
    <style:style style:name="T11" style:family="text">
      <style:text-properties fo:color="#5f6368" style:font-name="Roboto Mono" fo:font-size="10pt" style:font-name-asian="Roboto Mono1" style:font-size-asian="10pt" style:font-name-complex="Roboto Mono1" style:font-size-complex="10pt"/>
    </style:style>
    <style:style style:name="T12" style:family="text">
      <style:text-properties fo:color="#c92786" style:font-name="Roboto Mono" fo:font-size="10pt" style:font-name-asian="Roboto Mono1" style:font-size-asian="10pt" style:font-name-complex="Roboto Mono1" style:font-size-complex="10pt"/>
    </style:style>
    <style:style style:name="T13" style:family="text">
      <style:text-properties fo:color="#b31412" style:font-name="Roboto Mono" fo:font-size="10pt" style:font-name-asian="Roboto Mono1" style:font-size-asian="10pt" style:font-name-complex="Roboto Mono1" style:font-size-complex="10pt"/>
    </style:style>
    <style:style style:name="T14" style:family="text">
      <style:text-properties fo:color="#098591" style:font-name="Roboto Mono" fo:font-size="10pt" style:font-name-asian="Roboto Mono1" style:font-size-asian="10pt" style:font-name-complex="Roboto Mono1" style:font-size-complex="10pt"/>
    </style:style>
    <style:style style:name="T15" style:family="text">
      <style:text-properties fo:color="#222222" style:font-name="Roboto" fo:font-size="10.5pt" style:font-name-asian="Roboto1" style:font-size-asian="10.5pt" style:font-name-complex="Roboto1" style:font-size-complex="10.5pt" fo:background-color="#ffffff"/>
    </style:style>
    <style:style style:name="T16" style:family="text">
      <style:text-properties fo:color="#222222" fo:background-color="#ffffff"/>
    </style:style>
    <style:style style:name="T17" style:family="text">
      <style:text-properties fo:color="#222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Tea Time Talks Preparation Checklist</text:span></text:p>
      <text:p text:style-name="P1"/>
      <text:p text:style-name="Standard"><text:span text:style-name="T3">THINGS TO DISCUSS WITH THE TTT ORGANIZING FACULTY</text:span></text:p>
      <text:list xml:id="list194339430" text:style-name="WWNum6">
        <text:list-item>
          <text:p text:style-name="P10">Start date (e.g. June 7)</text:p>
        </text:list-item>
        <text:list-item>
          <text:p text:style-name="P10">Days of the week (e.g. Monday, Wednesday and Friday)</text:p>
        </text:list-item>
        <text:list-item>
          <text:p text:style-name="P10">Room (e.g. CSC 3-33)</text:p>
        </text:list-item>
        <text:list-item>
          <text:p text:style-name="P10">Time (typically, 4:15 pm to 4:45 pm)</text:p>
        </text:list-item>
        <text:list-item>
          <text:p text:style-name="P10">Conferences that will interfere with talk attendance</text:p>
        </text:list-item>
        <text:list-item>
          <text:p text:style-name="P10">Recording policy (e.g. all talks recorded)</text:p>
        </text:list-item>
        <text:list-item>
          <text:p text:style-name="P10">Organization of the first two weeks of the talks (see below: WEEK 1, PIs)</text:p>
        </text:list-item>
      </text:list>
      <text:p text:style-name="P20"/>
      <text:p text:style-name="Standard"><text:span text:style-name="T3">WEEK 1</text:span></text:p>
      <text:p text:style-name="Standard"/>
      <text:p text:style-name="Standard"><text:span text:style-name="T4">Calendars</text:span></text:p>
      <text:list xml:id="list135823846729615" text:continue-numbering="true" text:style-name="WWNum6">
        <text:list-item>
          <text:p text:style-name="P10">Setup a NEW appointment calendar labelled as “YEAR Tea Time Talks Appointments” (e.g. 2021 Tea Time Talks Appointments)</text:p>
          <text:list>
            <text:list-item>
              <text:p text:style-name="P21">In this appointment calendar, add all the tea time talk appointments by setting up a recurring appointment. <text:s/>The appointment will run from 4:15 pm to 4:45 pm on the days selected by the faculty in charge of the talks.</text:p>
            </text:list-item>
            <text:list-item>
              <text:p text:style-name="P21">Remove holiday dates from the calendar (e.g. July 1st - Canada Day and August 2nd - Heritage Day).</text:p>
            </text:list-item>
            <text:list-item>
              <text:p text:style-name="P21">Remove conference dates that will interfere with the tea time talks from the calendar.</text:p>
            </text:list-item>
            <text:list-item>
              <text:p text:style-name="P21">It is my suggestion that you enable email notifications for the appointment calendar. <text:s/>This way you will always have a history of bookings and changes. <text:s/>It may come in handy!! <text:s/>To do this, select “settings and sharing” for the calendar and scroll down to “other notifications”. <text:s/>For the first four options, select “email” from the drop down menu.</text:p>
            </text:list-item>
          </text:list>
        </text:list-item>
        <text:list-item>
          <text:p text:style-name="P10">Setup a NEW (website) calendar labelled as “YEAR Tea Time Talks” (e.g. 2021 Tea Time Talks). <text:s/>This calendar will be used on the website and will not be directly modifiable by students/faculty.</text:p>
        </text:list-item>
        <text:list-item>
          <text:p text:style-name="P10"><text:soft-page-break/>Add syncing capability between the calendars. <text:s/>See appendix A.</text:p>
        </text:list-item>
      </text:list>
      <text:p text:style-name="P20"/>
      <text:p text:style-name="P20">IMPORTANT: Test syncing before proceeding to the PIs step.</text:p>
      <text:p text:style-name="P20">IMPORTANT: The website calendar will be modified through syncing. <text:s/><text:span text:style-name="T2">All bookings should be made to the appointment calendar</text:span>!! <text:s/>If you make changes to the website calendar, the changes will be overwritten by the syncing process. <text:s/>All appointments will be deleted with each sync.</text:p>
      <text:p text:style-name="Standard"/>
      <text:p text:style-name="Standard"><text:span text:style-name="T4">PIs</text:span></text:p>
      <text:list xml:id="list3612879015" text:style-name="WWNum10">
        <text:list-item>
          <text:p text:style-name="P11">Discuss with the primary TTT organizing faculty how the first two weeks of talks will be organized. <text:s/>Traditionally, RLAI PIs will speak during the first two weeks. <text:s/>Students can present anytime after that. <text:s/>(Rich Sutton is generally the first speaker of the talks and you are expected to book this talk for him.)</text:p>
        </text:list-item>
        <text:list-item>
          <text:p text:style-name="P11">If you have been instructed to book in a talk for other PIs, do so. <text:s/>Email them about your instructions (so they know why you are booking them), book them and add their email to the calendar event so they are sent an invitation.</text:p>
        </text:list-item>
        <text:list-item>
          <text:p text:style-name="P11">Email all of the remaining RLAI PIs (see RLAI website) and request that they sign up for a tea time talk. <text:s/>Send them a link to the appointment calendar, where they can sign up for a date themselves. <text:s/>(You can get this link by clicking on an appointment within the calendar and select “go to appointment page for this calendar”. <text:s/>Disclose that you will be opening up the appointment calendar to the students in the following week. <text:s/>You may need to be persistent in emailing the PIs to get them to sign up.)</text:p>
        </text:list-item>
      </text:list>
      <text:p text:style-name="Standard"/>
      <text:p text:style-name="P1"/>
      <text:p text:style-name="P1"/>
      <text:p text:style-name="P1"/>
      <text:p text:style-name="Standard"><text:span text:style-name="T3">WEEK 2</text:span></text:p>
      <text:p text:style-name="P1"/>
      <text:p text:style-name="Standard"><text:span text:style-name="T4">Website</text:span></text:p>
      <text:list xml:id="list1537744624" text:style-name="WWNum9">
        <text:list-item>
          <text:p text:style-name="P12">Obtain access to the Tea Time Talks repository.</text:p>
        </text:list-item>
        <text:list-item>
          <text:p text:style-name="P12">Update the website as needed: <text:a xlink:type="simple" xlink:href="https://amiithinks.github.io/tea-time-talks/" text:style-name="ListLabel_20_91" text:visited-style-name="ListLabel_20_91"><text:span text:style-name="T6">https://amiithinks.github.io/tea-time-talks/</text:span></text:a></text:p>
          <text:list>
            <text:list-item>
              <text:p text:style-name="P22">Update the calendar</text:p>
            </text:list-item>
            <text:list-item>
              <text:p text:style-name="P22">Update the sign up link</text:p>
            </text:list-item>
            <text:list-item>
              <text:p text:style-name="P22">Update the dates/times (if needed)</text:p>
            </text:list-item>
            <text:list-item>
              <text:p text:style-name="P22"><text:soft-page-break/>Update talk location (if needed)</text:p>
            </text:list-item>
            <text:list-item>
              <text:p text:style-name="P22">Create a link to last year’s TTT info, including abstracts and youtube videos (see archive section)</text:p>
            </text:list-item>
          </text:list>
        </text:list-item>
      </text:list>
      <text:p text:style-name="Standard"/>
      <text:p text:style-name="Standard"><text:span text:style-name="T4">Amii Slack</text:span></text:p>
      <text:list xml:id="list211016597" text:style-name="WWNum5">
        <text:list-item>
          <text:p text:style-name="P13">In the #rlai-meetings channel, make a TTT announcement.</text:p>
          <text:list>
            <text:list-item>
              <text:p text:style-name="P23">Mention the tea time talks start date and add the appointment calendar link so that the students can sign up on their own.</text:p>
            </text:list-item>
            <text:list-item>
              <text:p text:style-name="P23">Indicate how long you will leave the sign up sheet accessible.</text:p>
            </text:list-item>
            <text:list-item>
              <text:p text:style-name="P23">Indicate that after the close date, unfilled spots will be randomly assigned among the #rlai-meetings channel members.</text:p>
            </text:list-item>
            <text:list-item>
              <text:p text:style-name="P23">Indicate any rules. <text:s/></text:p>
              <text:list>
                <text:list-item>
                  <text:p text:style-name="P30">In 2021, we want to implement a rule that you MUST provide 14 days notice if you wish to cancel your booking. <text:s/>We are hoping that this rule will help reduce any last minute cancellations (which are very difficult for organizers to handle).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3">WEEK 3/4</text:span></text:p>
      <text:p text:style-name="P2"/>
      <text:p text:style-name="Standard"><text:span text:style-name="T4">Amii Slack</text:span></text:p>
      <text:list xml:id="list1908070343" text:style-name="WWNum1">
        <text:list-item>
          <text:p text:style-name="P14">In the #rlai-meetings channel, make a reminder TTT announcement.</text:p>
          <text:list>
            <text:list-item>
              <text:p text:style-name="P24">Include what you feel is necessary in the reminder.</text:p>
            </text:list-item>
            <text:list-item>
              <text:p text:style-name="P24">Indicate the deadline for signing up (this pushes people to sign up on their own).</text:p>
            </text:list-item>
          </text:list>
        </text:list-item>
      </text:list>
      <text:p text:style-name="Standard"/>
      <text:p text:style-name="Standard"><text:span text:style-name="T4">Random Assignment</text:span></text:p>
      <text:list xml:id="list2696960650" text:style-name="WWNum2">
        <text:list-item>
          <text:p text:style-name="P15">Once the deadline has passed, you must pseudo-randomly assign a talk to the members of the #rlai-meetings channel.</text:p>
          <text:list>
            <text:list-item>
              <text:p text:style-name="P25">Create a spreadsheet with all the names in the channel.</text:p>
            </text:list-item>
            <text:list-item>
              <text:p text:style-name="P25"><text:soft-page-break/>Within this spreadsheet, annotate the names of people who are no longer students, are away on internships, etc. <text:s/>(You may need to consult with another student to get this information.)</text:p>
            </text:list-item>
            <text:list-item>
              <text:p text:style-name="P25">From the remaining names:</text:p>
              <text:list>
                <text:list-item>
                  <text:p text:style-name="P31">Assign senior students to the first two months of the talks. <text:s/></text:p>
                </text:list-item>
                <text:list-item>
                  <text:p text:style-name="P31">Assign new students to the last month of the talks (giving them extra time to learn about the structure of the talks, find a topic, etc.)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3">4 WEEKS PRIOR TO THE START OF THE TALKS</text:span></text:p>
      <text:p text:style-name="P1"/>
      <text:p text:style-name="Standard"><text:span text:style-name="T4">Amii Slack</text:span></text:p>
      <text:list xml:id="list1659532534" text:style-name="WWNum8">
        <text:list-item>
          <text:p text:style-name="P16">In the #rlai-meetings channel, make an announcement requesting volunteers to help with the tea time talks. <text:s/>Possible volunteer roles include:</text:p>
          <text:list>
            <text:list-item>
              <text:p text:style-name="P26">Making tea and preparing cookies prior to the start of the talks (4 pm - 4:15 pm)</text:p>
            </text:list-item>
            <text:list-item>
              <text:p text:style-name="P26">Setting up recording equipment and recording the talk</text:p>
            </text:list-item>
            <text:list-item>
              <text:p text:style-name="P26">TWO people to assist with video editing</text:p>
            </text:list-item>
          </text:list>
        </text:list-item>
      </text:list>
      <text:p text:style-name="Standard"/>
      <text:p text:style-name="Standard"><text:span text:style-name="T4">Google Drive</text:span></text:p>
      <text:list xml:id="list135825399933710" text:continue-numbering="true" text:style-name="WWNum8">
        <text:list-item>
          <text:p text:style-name="P16">Confirm which Amii representative will be uploading videos to YouTube. <text:s/>(In the past, this role was assigned to Brittany Ayotte. <text:s/>She can be reached on the Amii slack.)</text:p>
        </text:list-item>
        <text:list-item>
          <text:p text:style-name="P16">Setup a google drive folder that is shared with the Amii representative. <text:s/>Within this folder, create a subfolder named “authorization forms”. <text:s/>Create a second subfolder named “videos for youtube”. <text:s/>(You can choose different names but be clear on which videos can be uploaded to YouTube and which videos cannot be uploaded.)</text:p>
        </text:list-item>
      </text:list>
      <text:p text:style-name="Standard"/>
      <text:p text:style-name="Standard"><text:span text:style-name="T3">TALKS</text:span></text:p>
      <text:list xml:id="list3039895467" text:style-name="WWNum7">
        <text:list-item>
          <text:p text:style-name="P17">A week (or two) before a talk:</text:p>
          <text:list>
            <text:list-item>
              <text:p text:style-name="P27">Send an email to the speaker to remind them of their talk and (for students only) to obtain signed consent to record the talk. <text:s/>The authorization form that <text:span text:style-name="T2">must</text:span> be filled out by students is included in the authorization form folder within the Tea Time Talks GitHub repository. <text:s/>Remind them to send you the title and abstract 48 hours before the talk. <text:s/>A sample email is included in Appendix B.</text:p>
            </text:list-item>
          </text:list>
        </text:list-item>
        <text:list-item>
          <text:p text:style-name="P17">A day before a talk:</text:p>
          <text:list>
            <text:list-item>
              <text:p text:style-name="P27"><text:soft-page-break/>Contact the speaker to request a title and abstract for their talk, if you have not already received it.</text:p>
            </text:list-item>
            <text:list-item>
              <text:p text:style-name="P27">Add the title and abstract to the calendar event description (in the appointment calendar).</text:p>
            </text:list-item>
            <text:list-item>
              <text:p text:style-name="P27">Send an email with the talk details to the RALI Group Digest (see Appendix C).</text:p>
            </text:list-item>
          </text:list>
        </text:list-item>
      </text:list>
      <text:list xml:id="list4231443778" text:style-name="WWNum3">
        <text:list-item>
          <text:p text:style-name="P18">Before each talk:</text:p>
          <text:list>
            <text:list-item>
              <text:p text:style-name="P28">Prepare tea and cookies (volunteer duties)</text:p>
            </text:list-item>
            <text:list-item>
              <text:p text:style-name="P28">Start-up audio/video equipment for the speaker</text:p>
            </text:list-item>
            <text:list-item>
              <text:p text:style-name="P28">Set up recording equipment</text:p>
            </text:list-item>
            <text:list-item>
              <text:p text:style-name="P28">Help the speaker setup (if needed)</text:p>
            </text:list-item>
            <text:list-item>
              <text:p text:style-name="P28">Arrange chairs (if needed)</text:p>
              <text:list>
                <text:list-item>
                  <text:p text:style-name="P32">If you have a talk by a prominent speaker, you may need to take out chairs from the storage (in CSC 3-33) and place them out for attendees.</text:p>
                </text:list-item>
              </text:list>
            </text:list-item>
          </text:list>
        </text:list-item>
        <text:list-item>
          <text:p text:style-name="P18">After each talk:</text:p>
          <text:list>
            <text:list-item>
              <text:p text:style-name="P28">Edit the recording (volunteer duties).</text:p>
            </text:list-item>
            <text:list-item>
              <text:p text:style-name="P28">Put both the recording and signed authorization into the shared Google Drive (the recording will be added to the Amii Intelligence YouTube channel).</text:p>
            </text:list-item>
          </text:list>
        </text:list-item>
        <text:list-item>
          <text:p text:style-name="P18">At the end of each week:</text:p>
          <text:list>
            <text:list-item>
              <text:p text:style-name="P28">Email the Amii representative that new, edited videos are ready to be uploaded to YouTube.</text:p>
            </text:list-item>
          </text:list>
        </text:list-item>
      </text:list>
      <text:p text:style-name="Standard"/>
      <text:p text:style-name="P34"><text:span text:style-name="T1">Appendix A: Calendar Syncing</text:span></text:p>
      <text:p text:style-name="P2"/>
      <text:list xml:id="list1530915994" text:style-name="WWNum4">
        <text:list-item>
          <text:p text:style-name="P19">Go to <text:a xlink:type="simple" xlink:href="https://script.google.com/" text:style-name="ListLabel_20_91" text:visited-style-name="ListLabel_20_91"><text:span text:style-name="T6">https://script.google.com/</text:span></text:a> and set up a new project.</text:p>
        </text:list-item>
        <text:list-item>
          <text:p text:style-name="P19">Label this project “TTT Script (MONTH)” (e.g. TTT Script (June)).</text:p>
        </text:list-item>
        <text:list-item>
          <text:p text:style-name="P19">Copy the below script to your project and then modify the following:</text:p>
          <text:list>
            <text:list-item>
              <text:p text:style-name="P29">Appointments calendar ID (line 3)</text:p>
            </text:list-item>
            <text:list-item>
              <text:p text:style-name="P29">Publishing calendar ID (line 6)</text:p>
            </text:list-item>
            <text:list-item>
              <text:p text:style-name="P29">TWO dates (line 15)</text:p>
              <text:list>
                <text:list-item>
                  <text:p text:style-name="P33">The first date is the first day of the (selected) month.</text:p>
                </text:list-item>
                <text:list-item>
                  <text:p text:style-name="P33">The second date is the last day of the (selected) month.</text:p>
                </text:list-item>
                <text:list-item>
                  <text:p text:style-name="P33">Make sure you also update the year.</text:p>
                </text:list-item>
              </text:list>
            </text:list-item>
            <text:list-item>
              <text:p text:style-name="P29">Repeat updating the dates (lines 22 and 28)</text:p>
            </text:list-item>
            <text:list-item>
              <text:p text:style-name="P29">Location (line 34)</text:p>
            </text:list-item>
          </text:list>
        </text:list-item>
        <text:list-item>
          <text:p text:style-name="P19">Create a script for each month, modifying the dates appropriately. <text:s/>Why do we create a script for each month? <text:s/>Google has a limitation on each script on how many calendar events can be modified/deleted/created. <text:s/>If we have three/four different scripts, this expands our limits.</text:p>
        </text:list-item>
        <text:list-item>
          <text:p text:style-name="P19">Add a trigger to each TTT script. <text:s/>Select: time driven, day timer and midnight to 1 am. <text:s/>Additionally, set a failure notification setting that is appropriate for you (e.g. notify immediately). </text:p>
        </text:list-item>
      </text:list>
      <text:p text:style-name="Standard"/>
      <text:p text:style-name="Standard">You have now created a calendar syncing function that will sync the two calendars at midnight, every day. <text:s/>Once you no longer need to update the calendar for a month, you can stop the triggers.</text:p>
      <text:p text:style-name="P3"/>
      <text:p text:style-name="P4"><text:span text:style-name="T8">function</text:span><text:span text:style-name="T9"> </text:span><text:span text:style-name="T10">myFunction</text:span><text:span text:style-name="T9">() {</text:span></text:p>
      <text:p text:style-name="P4"><text:span text:style-name="T9"><text:s/></text:span><text:span text:style-name="T11">// get appointments calendar</text:span></text:p>
      <text:p text:style-name="P4"><text:span text:style-name="T9"><text:s/></text:span><text:span text:style-name="T8">var</text:span><text:span text:style-name="T9"> </text:span><text:span text:style-name="T10">appointments</text:span><text:span text:style-name="T9"> = </text:span><text:span text:style-name="T12">CalendarApp</text:span><text:span text:style-name="T9">.</text:span><text:span text:style-name="T10">getCalendarById</text:span><text:span text:style-name="T9">(</text:span><text:span text:style-name="T13">'c_dibnvt4gumpfv7d2pg7rgmjrjg@group.calendar.google.com'</text:span><text:span text:style-name="T9">);</text:span></text:p>
      <text:p text:style-name="P4"><text:soft-page-break/><text:span text:style-name="T9"><text:s text:c="2"/></text:span><text:span text:style-name="T11">// get publishing calendar</text:span></text:p>
      <text:p text:style-name="P4"><text:span text:style-name="T9"><text:s/></text:span><text:span text:style-name="T8">var</text:span><text:span text:style-name="T9"> </text:span><text:span text:style-name="T10">publish</text:span><text:span text:style-name="T9"> = </text:span><text:span text:style-name="T12">CalendarApp</text:span><text:span text:style-name="T9">.</text:span><text:span text:style-name="T10">getCalendarById</text:span><text:span text:style-name="T9">(</text:span><text:span text:style-name="T13">'c_6k84j44lkgb8s1i3qihvu2s9t8@group.calendar.google.com'</text:span><text:span text:style-name="T9">);</text:span></text:p>
      <text:p text:style-name="P4"><text:span text:style-name="T9"><text:s text:c="2"/></text:span><text:span text:style-name="T11">// delete cancelled events in appointments calendar</text:span></text:p>
      <text:p text:style-name="P4"><text:span text:style-name="T9"><text:s/></text:span><text:span text:style-name="T8">var</text:span><text:span text:style-name="T9"> </text:span><text:span text:style-name="T10">events</text:span><text:span text:style-name="T9"> = </text:span><text:span text:style-name="T10">appointments</text:span><text:span text:style-name="T9">.</text:span><text:span text:style-name="T10">getEvents</text:span><text:span text:style-name="T9">(</text:span><text:span text:style-name="T8">new</text:span><text:span text:style-name="T9"> </text:span><text:span text:style-name="T12">Date</text:span><text:span text:style-name="T9">(</text:span><text:span text:style-name="T13">'June 1, 2021 00:00:00 UTC'</text:span><text:span text:style-name="T9">), </text:span><text:span text:style-name="T8">new</text:span><text:span text:style-name="T9"> </text:span><text:span text:style-name="T12">Date</text:span><text:span text:style-name="T9">(</text:span><text:span text:style-name="T13">'July 1, 2021 00:00:00 UTC'</text:span><text:span text:style-name="T9">));</text:span></text:p>
      <text:p text:style-name="P4"><text:span text:style-name="T9"><text:s/></text:span><text:span text:style-name="T8">for</text:span><text:span text:style-name="T9"> (</text:span><text:span text:style-name="T8">var</text:span><text:span text:style-name="T9"> </text:span><text:span text:style-name="T10">i</text:span><text:span text:style-name="T9"> = </text:span><text:span text:style-name="T14">0</text:span><text:span text:style-name="T9">, </text:span><text:span text:style-name="T10">len</text:span><text:span text:style-name="T9"> = </text:span><text:span text:style-name="T10">events</text:span><text:span text:style-name="T9">.</text:span><text:span text:style-name="T10">length</text:span><text:span text:style-name="T9">; </text:span><text:span text:style-name="T10">i</text:span><text:span text:style-name="T9"> &lt; </text:span><text:span text:style-name="T10">len</text:span><text:span text:style-name="T9">; </text:span><text:span text:style-name="T10">i</text:span><text:span text:style-name="T9">++){</text:span></text:p>
      <text:p text:style-name="P4"><text:span text:style-name="T9"><text:s text:c="3"/></text:span><text:span text:style-name="T8">var</text:span><text:span text:style-name="T9"> </text:span><text:span text:style-name="T10">guestlist</text:span><text:span text:style-name="T9"> = </text:span><text:span text:style-name="T10">events</text:span><text:span text:style-name="T9">[</text:span><text:span text:style-name="T10">i</text:span><text:span text:style-name="T9">].</text:span><text:span text:style-name="T10">getGuestList</text:span><text:span text:style-name="T9">()</text:span></text:p>
      <text:p text:style-name="P4"><text:span text:style-name="T9"><text:s text:c="3"/></text:span><text:span text:style-name="T8">var</text:span><text:span text:style-name="T9"> </text:span><text:span text:style-name="T10">del</text:span><text:span text:style-name="T9"> = </text:span><text:span text:style-name="T14">0</text:span></text:p>
      <text:p text:style-name="P4"><text:span text:style-name="T9"><text:s text:c="3"/></text:span><text:span text:style-name="T8">for</text:span><text:span text:style-name="T9"> (</text:span><text:span text:style-name="T8">var</text:span><text:span text:style-name="T9"> </text:span><text:span text:style-name="T10">j</text:span><text:span text:style-name="T9"> = </text:span><text:span text:style-name="T14">0</text:span><text:span text:style-name="T9">, </text:span><text:span text:style-name="T10">lenj</text:span><text:span text:style-name="T9"> = </text:span><text:span text:style-name="T10">guestlist</text:span><text:span text:style-name="T9">.</text:span><text:span text:style-name="T10">length</text:span><text:span text:style-name="T9">; </text:span><text:span text:style-name="T10">j</text:span><text:span text:style-name="T9"> &lt; </text:span><text:span text:style-name="T10">lenj</text:span><text:span text:style-name="T9">; </text:span><text:span text:style-name="T10">j</text:span><text:span text:style-name="T9">++){</text:span></text:p>
      <text:p text:style-name="P4"><text:span text:style-name="T9"><text:s text:c="5"/></text:span><text:span text:style-name="T8">if</text:span><text:span text:style-name="T9"> (</text:span><text:span text:style-name="T10">guestlist</text:span><text:span text:style-name="T9">[</text:span><text:span text:style-name="T10">j</text:span><text:span text:style-name="T9">].</text:span><text:span text:style-name="T10">getGuestStatus</text:span><text:span text:style-name="T9">() == </text:span><text:span text:style-name="T12">CalendarApp</text:span><text:span text:style-name="T9">.</text:span><text:span text:style-name="T12">GuestStatus</text:span><text:span text:style-name="T9">.</text:span><text:span text:style-name="T12">NO</text:span><text:span text:style-name="T9">) {</text:span></text:p>
      <text:p text:style-name="P4"><text:span text:style-name="T9"><text:s text:c="7"/></text:span><text:span text:style-name="T12">MailApp</text:span><text:span text:style-name="T9">.</text:span><text:span text:style-name="T10">sendEmail</text:span><text:span text:style-name="T9">(</text:span><text:span text:style-name="T13">'sschoepp@ualberta.ca'</text:span><text:span text:style-name="T9">, </text:span><text:span text:style-name="T13">'TTT Calendar Event Deleted'</text:span><text:span text:style-name="T9">, </text:span><text:span text:style-name="T13">'Event title: '</text:span><text:span text:style-name="T9"> + </text:span><text:span text:style-name="T10">events</text:span><text:span text:style-name="T9">[</text:span><text:span text:style-name="T10">i</text:span><text:span text:style-name="T9">].</text:span><text:span text:style-name="T10">getTitle</text:span><text:span text:style-name="T9">() + </text:span><text:span text:style-name="T13">'\nDate event created: '</text:span><text:span text:style-name="T9"> + </text:span><text:span text:style-name="T10">events</text:span><text:span text:style-name="T9">[</text:span><text:span text:style-name="T10">i</text:span><text:span text:style-name="T9">].</text:span><text:span text:style-name="T10">getDateCreated</text:span><text:span text:style-name="T9">() + </text:span><text:span text:style-name="T13">'\nEvent description: '</text:span><text:span text:style-name="T9"> + </text:span><text:span text:style-name="T10">events</text:span><text:span text:style-name="T9">[</text:span><text:span text:style-name="T10">i</text:span><text:span text:style-name="T9">].</text:span><text:span text:style-name="T10">getDescription</text:span><text:span text:style-name="T9">())</text:span></text:p>
      <text:p text:style-name="P4"><text:span text:style-name="T9"><text:s text:c="7"/></text:span><text:span text:style-name="T10">events</text:span><text:span text:style-name="T9">[</text:span><text:span text:style-name="T10">i</text:span><text:span text:style-name="T9">].</text:span><text:span text:style-name="T10">deleteEvent</text:span><text:span text:style-name="T9">()</text:span></text:p>
      <text:p text:style-name="P4"><text:span text:style-name="T9"><text:s text:c="5"/>}</text:span></text:p>
      <text:p text:style-name="P4"><text:span text:style-name="T9"><text:s text:c="3"/>}</text:span></text:p>
      <text:p text:style-name="P4"><text:span text:style-name="T9"><text:s/>}</text:span></text:p>
      <text:p text:style-name="P4"><text:span text:style-name="T9"><text:s text:c="2"/></text:span><text:span text:style-name="T11">// delete all events from published calendar (this is done to remove cancelled events)</text:span></text:p>
      <text:p text:style-name="P4"><text:span text:style-name="T9"><text:s/></text:span><text:span text:style-name="T8">var</text:span><text:span text:style-name="T9"> </text:span><text:span text:style-name="T10">events</text:span><text:span text:style-name="T9"> = </text:span><text:span text:style-name="T10">publish</text:span><text:span text:style-name="T9">.</text:span><text:span text:style-name="T10">getEvents</text:span><text:span text:style-name="T9">(</text:span><text:span text:style-name="T8">new</text:span><text:span text:style-name="T9"> </text:span><text:span text:style-name="T12">Date</text:span><text:span text:style-name="T9">(</text:span><text:span text:style-name="T13">'June 1, 2021 00:00:00 UTC'</text:span><text:span text:style-name="T9">), </text:span><text:span text:style-name="T8">new</text:span><text:span text:style-name="T9"> </text:span><text:span text:style-name="T12">Date</text:span><text:span text:style-name="T9">(</text:span><text:span text:style-name="T13">'July 1, 2021 00:00:00 UTC'</text:span><text:span text:style-name="T9">));</text:span></text:p>
      <text:p text:style-name="P4"><text:span text:style-name="T9"><text:s/></text:span><text:span text:style-name="T8">for</text:span><text:span text:style-name="T9"> (</text:span><text:span text:style-name="T8">var</text:span><text:span text:style-name="T9"> </text:span><text:span text:style-name="T10">i</text:span><text:span text:style-name="T9"> = </text:span><text:span text:style-name="T14">0</text:span><text:span text:style-name="T9">, </text:span><text:span text:style-name="T10">len</text:span><text:span text:style-name="T9"> = </text:span><text:span text:style-name="T10">events</text:span><text:span text:style-name="T9">.</text:span><text:span text:style-name="T10">length</text:span><text:span text:style-name="T9">; </text:span><text:span text:style-name="T10">i</text:span><text:span text:style-name="T9"> &lt; </text:span><text:span text:style-name="T10">len</text:span><text:span text:style-name="T9">; </text:span><text:span text:style-name="T10">i</text:span><text:span text:style-name="T9">++) {</text:span></text:p>
      <text:p text:style-name="P4"><text:span text:style-name="T9"><text:s text:c="3"/></text:span><text:span text:style-name="T10">events</text:span><text:span text:style-name="T9">[</text:span><text:span text:style-name="T10">i</text:span><text:span text:style-name="T9">].</text:span><text:span text:style-name="T10">deleteEvent</text:span><text:span text:style-name="T9">()</text:span></text:p>
      <text:p text:style-name="P4"><text:span text:style-name="T9"><text:s/>}</text:span></text:p>
      <text:p text:style-name="P5"/>
      <text:p text:style-name="P4"><text:span text:style-name="T9"><text:s/></text:span><text:span text:style-name="T11">// add all events from appointments calendar to published calendar</text:span></text:p>
      <text:p text:style-name="P4"><text:soft-page-break/><text:span text:style-name="T9"><text:s/></text:span><text:span text:style-name="T8">var</text:span><text:span text:style-name="T9"> </text:span><text:span text:style-name="T10">events</text:span><text:span text:style-name="T9"> = </text:span><text:span text:style-name="T10">appointments</text:span><text:span text:style-name="T9">.</text:span><text:span text:style-name="T10">getEvents</text:span><text:span text:style-name="T9">(</text:span><text:span text:style-name="T8">new</text:span><text:span text:style-name="T9"> </text:span><text:span text:style-name="T12">Date</text:span><text:span text:style-name="T9">(</text:span><text:span text:style-name="T13">'June 1, 2021 00:00:00 UTC'</text:span><text:span text:style-name="T9">), </text:span><text:span text:style-name="T8">new</text:span><text:span text:style-name="T9"> </text:span><text:span text:style-name="T12">Date</text:span><text:span text:style-name="T9">(</text:span><text:span text:style-name="T13">'July 1, 2021 00:00:00 UTC'</text:span><text:span text:style-name="T9">));</text:span></text:p>
      <text:p text:style-name="P4"><text:span text:style-name="T9"><text:s text:c="2"/></text:span><text:span text:style-name="T8">for</text:span><text:span text:style-name="T9"> (</text:span><text:span text:style-name="T8">var</text:span><text:span text:style-name="T9"> </text:span><text:span text:style-name="T10">i</text:span><text:span text:style-name="T9"> = </text:span><text:span text:style-name="T14">0</text:span><text:span text:style-name="T9">, </text:span><text:span text:style-name="T10">len</text:span><text:span text:style-name="T9"> = </text:span><text:span text:style-name="T10">events</text:span><text:span text:style-name="T9">.</text:span><text:span text:style-name="T10">length</text:span><text:span text:style-name="T9">; </text:span><text:span text:style-name="T10">i</text:span><text:span text:style-name="T9"> &lt; </text:span><text:span text:style-name="T10">len</text:span><text:span text:style-name="T9">; </text:span><text:span text:style-name="T10">i</text:span><text:span text:style-name="T9">++){</text:span></text:p>
      <text:p text:style-name="P4"><text:span text:style-name="T9"><text:s text:c="3"/></text:span><text:span text:style-name="T8">var</text:span><text:span text:style-name="T9"> </text:span><text:span text:style-name="T10">event</text:span><text:span text:style-name="T9"> = </text:span><text:span text:style-name="T10">publish</text:span><text:span text:style-name="T9">.</text:span><text:span text:style-name="T10">createEvent</text:span><text:span text:style-name="T9">(</text:span><text:span text:style-name="T10">events</text:span><text:span text:style-name="T9">[</text:span><text:span text:style-name="T10">i</text:span><text:span text:style-name="T9">].</text:span><text:span text:style-name="T10">getTitle</text:span><text:span text:style-name="T9">(),</text:span></text:p>
      <text:p text:style-name="P4"><text:span text:style-name="T9"><text:s text:c="35"/></text:span><text:span text:style-name="T10">events</text:span><text:span text:style-name="T9">[</text:span><text:span text:style-name="T10">i</text:span><text:span text:style-name="T9">].</text:span><text:span text:style-name="T10">getStartTime</text:span><text:span text:style-name="T9">(),</text:span></text:p>
      <text:p text:style-name="P4"><text:span text:style-name="T9"><text:s text:c="35"/></text:span><text:span text:style-name="T10">events</text:span><text:span text:style-name="T9">[</text:span><text:span text:style-name="T10">i</text:span><text:span text:style-name="T9">].</text:span><text:span text:style-name="T10">getEndTime</text:span><text:span text:style-name="T9">(),</text:span></text:p>
      <text:p text:style-name="P4"><text:span text:style-name="T9"><text:s text:c="35"/>{</text:span><text:span text:style-name="T10">location</text:span><text:span text:style-name="T9">: </text:span><text:span text:style-name="T13">"https://ualberta-ca.zoom.us/j/98022636371?pwd=VVR4WEN0ci8wY3NJOEVMVTdWMFZ6UT09"</text:span><text:span text:style-name="T9">,</text:span></text:p>
      <text:p text:style-name="P4"><text:span text:style-name="T9"><text:s text:c="36"/></text:span><text:span text:style-name="T10">description</text:span><text:span text:style-name="T9">: </text:span><text:span text:style-name="T10">events</text:span><text:span text:style-name="T9">[</text:span><text:span text:style-name="T10">i</text:span><text:span text:style-name="T9">].</text:span><text:span text:style-name="T10">getDescription</text:span><text:span text:style-name="T9">()});</text:span></text:p>
      <text:p text:style-name="P4"><text:span text:style-name="T9"><text:s text:c="3"/></text:span><text:span text:style-name="T10">event</text:span><text:span text:style-name="T9">.</text:span><text:span text:style-name="T10">addPopupReminder</text:span><text:span text:style-name="T9">(</text:span><text:span text:style-name="T14">10</text:span><text:span text:style-name="T9">)</text:span></text:p>
      <text:p text:style-name="P4"><text:span text:style-name="T9"><text:s/>}</text:span></text:p>
      <text:p text:style-name="P4"><text:span text:style-name="T9">}</text:span></text:p>
      <text:p text:style-name="P34"><text:span text:style-name="T1">Appendix B: Student Emails</text:span></text:p>
      <text:p text:style-name="P2"/>
      <text:p text:style-name="Standard">You should remind each speaker of their talk approximately one week prior to their scheduled date. <text:s/>The email you send to PIs and students may be different.</text:p>
      <text:p text:style-name="Standard"/>
      <text:p text:style-name="Standard">Below is a template of the email sent to students for the 2021 Tea Time Talks:</text:p>
      <text:p text:style-name="Standard"/>
      <text:p text:style-name="Standard">Hi &lt;PRESENTER NAME&gt;,</text:p>
      <text:p text:style-name="Standard"/>
      <text:p text:style-name="Standard">You are scheduled for a tea time talk on &lt;DAY OF THE WEEK&gt;, &lt;MONTH&gt; &lt;DATE&gt;..</text:p>
      <text:p text:style-name="Standard"/>
      <text:p text:style-name="Standard">Please send me the title and abstract of your talk<text:span text:style-name="T4"> at least 48 hours prior</text:span> to your talk. <text:s/>This way, I can add your talk details to the TTT calendar event and include it in the RLAI mailing list emails.</text:p>
      <text:p text:style-name="Standard"/>
      <text:p text:style-name="Standard">This year, we are encouraging students to decide on whether their talks are recorded and uploaded to the Amii Intelligence YouTube channel. <text:s/>If your talk is about previously published work, we encourage you to allow recording and uploading. <text:s/>However, if your talk contains unpublished work, we understand that you may not wish to publicly share your ideas.</text:p>
      <text:p text:style-name="Standard"/>
      <text:p text:style-name="Standard">To make each student more comfortable with this process, we can provide a link to the recorded talk prior to uploading the recording on YouTube. <text:s/>After you view the recording, you can approve or disapprove uploading of the recording to YouTube. <text:s/>Alternatively, you can provide pre-authorization for both recording and uploading to YouTube prior to your talk.</text:p>
      <text:p text:style-name="Standard"/>
      <text:p text:style-name="Standard">We will not publish your recording without <text:span text:style-name="T4">written authorization</text:span>.</text:p>
      <text:p text:style-name="Standard"/>
      <text:p text:style-name="Standard">Please email me with your decision on 1) recording and 2) uploading to YouTube <text:span text:style-name="T4">at least 48 hours prior</text:span> to your talk. <text:s/>If opting for both (without previewing), please fill out the attached authorization form and return it to me.</text:p>
      <text:p text:style-name="Standard"/>
      <text:p text:style-name="Standard">Thank you,</text:p>
      <text:p text:style-name="Standard"><text:soft-page-break/>&lt;YOUR NAME&gt;</text:p>
      <text:p text:style-name="Standard"/>
      <text:p text:style-name="P6"/>
      <text:p text:style-name="P34"><text:span text:style-name="T1">Appendix C: RLAI Group Digest</text:span></text:p>
      <text:p text:style-name="P2"/>
      <text:p text:style-name="Standard">The RLAI Group Digest is a mailing list that emails all subscribers with the information that is sent to it. <text:s/>The email address for the mailing list is <text:a xlink:type="simple" xlink:href="mailto:rlaigroup@mailman.srv.ualberta.ca" text:style-name="ListLabel_20_92" text:visited-style-name="ListLabel_20_92"><text:span text:style-name="T7">rlaigroup@mailman.srv.ualberta.ca</text:span></text:a><text:span text:style-name="T15">. </text:span></text:p>
      <text:p text:style-name="P7"/>
      <text:p text:style-name="Standard"><text:span text:style-name="T15">You will need to send each speaker’s talk information to this mailing list the 24 hours BEFORE the talk. <text:s/>This does two things: 1) allows time for approval by a mailing list moderator and 2) includes the email in the Digest for the following day.</text:span></text:p>
      <text:p text:style-name="Standard"/>
      <text:p text:style-name="Standard">Below is an email template used for the 2020 Tea Time Talks:</text:p>
      <text:p text:style-name="Standard"/>
      <text:p text:style-name="Standard"><text:span text:style-name="T16">Hello RLAIers,</text:span></text:p>
      <text:p text:style-name="Standard"/>
      <text:p text:style-name="Standard"><text:span text:style-name="T16">Please join us today (&lt;DAY OF WEEK&gt;, &lt;DAY&gt; &lt;MONTH&gt;) at</text:span></text:p>
      <text:p text:style-name="Standard"><text:span text:style-name="T16">&lt;LINK TO ZOOM&gt;</text:span></text:p>
      <text:p text:style-name="Standard"><text:span text:style-name="T16">for a talk by &lt;PRESENTER NAME HERE&gt;.</text:span></text:p>
      <text:p text:style-name="Standard"/>
      <text:p text:style-name="Standard"><text:span text:style-name="T16">The talk will run from 4:15 pm - 4:35 pm, followed by 10 minutes for questions. <text:s/>The talk will be recorded and subsequently uploaded to the Amii Intelligence YouTube channel. <text:s/>If you wish to attend anonymously, please check your Zoom privacy settings before joining the meeting.</text:span></text:p>
      <text:p text:style-name="Standard"/>
      <text:p text:style-name="Standard"><text:span text:style-name="T16">Title: &lt;TITLE HERE&gt;</text:span></text:p>
      <text:p text:style-name="Standard"/>
      <text:p text:style-name="Standard"><text:span text:style-name="T16">Abstract: &lt;ABSTRACT HERE&gt;</text:span></text:p>
      <text:p text:style-name="P8"/>
      <text:p text:style-name="P9"><text:span text:style-name="T17">See you there!</text:span></text:p>
      <text:p text:style-name="P8"><text:soft-page-break/></text:p>
      <text:p text:style-name="P9"><text:a xlink:type="simple" xlink:href="https://amiithinks.github.io/tea-time-talks/" text:style-name="ListLabel_20_91" text:visited-style-name="ListLabel_20_91"><text:span text:style-name="T6">https://amiithinks.github.io/tea-time-talk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style:font-name="Roboto" fo:font-family="Roboto" style:font-family-generic="roman" style:font-pitch="variable" fo:font-size="10.5pt" style:text-underline-style="solid" style:text-underline-width="auto" style:text-underline-color="font-color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53" meta:word-count="2094" meta:character-count="12654" meta:non-whitespace-character-count="10531"/>
    <meta:generator>LibreOfficeDev/6.0.5.2$Linux_X86_64 LibreOffice_project/</meta:generator>
  </office:meta>
</office:document-meta>
</file>